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PreparedConfiguration.takeValues( Tab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ContentAspect.processNavigation( Layout layout , PortalService service , ContentHandler handler , List parentEvents , TabPreparedConfiguration 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abContentAspect.prepareConfiguration( Properties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ContentAspect.toSAX( RendererAspectContext rendererContext , Layout layout , ContentHandler handl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7">
            <text:p text:style-name="Table_20_Contents">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